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2000000A858976B7D2B038E4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7f7019" officeooo:paragraph-rsid="0063e9a7"/>
    </style:style>
    <style:style style:name="P3" style:family="paragraph" style:parent-style-name="Text_20_body">
      <style:text-properties officeooo:rsid="007f7019" officeooo:paragraph-rsid="0063e9a7"/>
    </style:style>
    <style:style style:name="P4" style:family="paragraph" style:parent-style-name="Text_20_body">
      <style:paragraph-properties fo:text-align="start" style:justify-single-word="false"/>
      <style:text-properties officeooo:rsid="00884979" officeooo:paragraph-rsid="0063e9a7"/>
    </style:style>
    <style:style style:name="P5" style:family="paragraph" style:parent-style-name="Text_20_body">
      <style:paragraph-properties fo:text-align="start" style:justify-single-word="false"/>
      <style:text-properties officeooo:rsid="007d60a4" officeooo:paragraph-rsid="0063e9a7"/>
    </style:style>
    <style:style style:name="P6" style:family="paragraph" style:parent-style-name="Text_20_body">
      <style:paragraph-properties fo:text-align="start" style:justify-single-word="false"/>
      <style:text-properties officeooo:rsid="007e9a9b" officeooo:paragraph-rsid="0063e9a7"/>
    </style:style>
    <style:style style:name="P7" style:family="paragraph" style:parent-style-name="Text_20_body">
      <style:paragraph-properties fo:text-align="start" style:justify-single-word="false"/>
      <style:text-properties officeooo:rsid="0086d34c" officeooo:paragraph-rsid="0063e9a7"/>
    </style:style>
    <style:style style:name="P8" style:family="paragraph" style:parent-style-name="Text_20_body">
      <style:paragraph-properties fo:text-align="start" style:justify-single-word="false"/>
      <style:text-properties officeooo:rsid="00679aa0" officeooo:paragraph-rsid="0063e9a7"/>
    </style:style>
    <style:style style:name="P9" style:family="paragraph" style:parent-style-name="Text_20_body">
      <style:text-properties officeooo:rsid="00679aa0" officeooo:paragraph-rsid="0063e9a7"/>
    </style:style>
    <style:style style:name="P10" style:family="paragraph" style:parent-style-name="Text_20_body">
      <style:text-properties officeooo:paragraph-rsid="0063e9a7"/>
    </style:style>
    <style:style style:name="P11" style:family="paragraph" style:parent-style-name="Text_20_body">
      <style:text-properties officeooo:rsid="006fd079" officeooo:paragraph-rsid="006fd079"/>
    </style:style>
    <style:style style:name="P12" style:family="paragraph" style:parent-style-name="Text_20_body">
      <style:text-properties officeooo:rsid="0060e4f2" officeooo:paragraph-rsid="006eb072"/>
    </style:style>
    <style:style style:name="P13" style:family="paragraph" style:parent-style-name="Text_20_body">
      <style:paragraph-properties fo:text-align="center" style:justify-single-word="false"/>
      <style:text-properties fo:font-style="italic" officeooo:rsid="006fd079" officeooo:paragraph-rsid="006fd079" style:font-style-asian="italic" style:font-style-complex="italic"/>
    </style:style>
    <style:style style:name="P14" style:family="paragraph" style:parent-style-name="Text_20_body">
      <style:text-properties fo:font-style="italic" officeooo:rsid="006fd079" officeooo:paragraph-rsid="006fd079" style:font-style-asian="italic" style:font-style-complex="italic"/>
    </style:style>
    <style:style style:name="P15" style:family="paragraph" style:parent-style-name="Text_20_body">
      <style:text-properties officeooo:rsid="0072aa87" officeooo:paragraph-rsid="0072aa87"/>
    </style:style>
    <style:style style:name="P16" style:family="paragraph" style:parent-style-name="Text_20_body">
      <style:text-properties officeooo:rsid="0072aa87" officeooo:paragraph-rsid="00a808c7"/>
    </style:style>
    <style:style style:name="P17" style:family="paragraph" style:parent-style-name="Text_20_body">
      <style:text-properties officeooo:rsid="0072aa87" officeooo:paragraph-rsid="00b0c826"/>
    </style:style>
    <style:style style:name="P18" style:family="paragraph" style:parent-style-name="Text_20_body">
      <style:text-properties officeooo:rsid="00743e2d" officeooo:paragraph-rsid="00743e2d"/>
    </style:style>
    <style:style style:name="P19" style:family="paragraph" style:parent-style-name="Text_20_body">
      <style:paragraph-properties fo:text-align="start" style:justify-single-word="false"/>
      <style:text-properties officeooo:rsid="00518f12" officeooo:paragraph-rsid="00851178"/>
    </style:style>
    <style:style style:name="P20" style:family="paragraph" style:parent-style-name="Text_20_body">
      <style:text-properties officeooo:rsid="00518f12" officeooo:paragraph-rsid="00851178"/>
    </style:style>
    <style:style style:name="P21" style:family="paragraph" style:parent-style-name="Text_20_body">
      <style:text-properties officeooo:paragraph-rsid="00851178"/>
    </style:style>
    <style:style style:name="P22" style:family="paragraph" style:parent-style-name="Text_20_body">
      <style:text-properties officeooo:rsid="008657d5" officeooo:paragraph-rsid="008657d5"/>
    </style:style>
    <style:style style:name="P23" style:family="paragraph" style:parent-style-name="Text_20_body">
      <style:text-properties officeooo:rsid="0088d55c" officeooo:paragraph-rsid="0088d55c"/>
    </style:style>
    <style:style style:name="P24" style:family="paragraph" style:parent-style-name="Text_20_body">
      <style:text-properties officeooo:rsid="007ba53c" officeooo:paragraph-rsid="00aca03c"/>
    </style:style>
    <style:style style:name="P25"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P26"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27" style:family="paragraph" style:parent-style-name="Header">
      <style:paragraph-properties fo:margin-left="-0.101cm" fo:margin-right="-0.101cm" fo:margin-top="0cm" fo:margin-bottom="0cm" loext:contextual-spacing="false" fo:line-height="0.282cm" fo:text-indent="0cm" style:auto-text-indent="false">
        <style:tab-stops>
          <style:tab-stop style:position="14.651cm" style:type="right"/>
        </style:tab-stops>
      </style:paragraph-properties>
      <style:text-properties style:font-name="Fira Sans1" fo:font-size="8pt" officeooo:paragraph-rsid="00a7a9c9" style:font-size-asian="8pt" style:font-size-complex="8pt"/>
    </style:style>
    <style:style style:name="P28" style:family="paragraph" style:parent-style-name="Header">
      <style:paragraph-properties fo:margin-left="-0.101cm" fo:margin-right="-0.101cm" fo:margin-top="0cm" fo:margin-bottom="0cm" loext:contextual-spacing="false" fo:text-indent="0cm" style:auto-text-indent="false"/>
      <style:text-properties style:font-name="Fira Sans1" fo:font-size="8pt" officeooo:paragraph-rsid="00a7a9c9" style:font-size-asian="8pt" style:font-size-complex="8pt"/>
    </style:style>
    <style:style style:name="P29"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30" style:family="paragraph" style:parent-style-name="Header">
      <style:paragraph-properties fo:margin-left="0.15cm" fo:margin-right="-0.101cm" fo:margin-top="0cm" fo:margin-bottom="0cm" loext:contextual-spacing="false" fo:text-indent="0cm" style:auto-text-indent="false"/>
      <style:text-properties officeooo:paragraph-rsid="00a7a9c9"/>
    </style:style>
    <style:style style:name="P31"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32" style:family="paragraph" style:parent-style-name="Standard">
      <style:text-properties fo:font-size="6pt" officeooo:paragraph-rsid="00a7a9c9" style:font-size-asian="5.25pt" style:font-size-complex="6pt"/>
    </style:style>
    <style:style style:name="P33" style:family="paragraph" style:parent-style-name="Text_20_body">
      <style:paragraph-properties fo:break-before="page"/>
      <style:text-properties fo:font-weight="bold" style:font-weight-asian="bold" style:font-weight-complex="bold"/>
    </style:style>
    <style:style style:name="P34" style:family="paragraph" style:parent-style-name="Text_20_body">
      <style:paragraph-properties fo:margin-top="0cm" fo:margin-bottom="0cm" loext:contextual-spacing="false" fo:line-height="100%" style:shadow="none">
        <style:tab-stops/>
      </style:paragraph-properties>
      <style:text-properties fo:font-size="7pt" officeooo:rsid="00956298" officeooo:paragraph-rsid="00956298" style:font-size-asian="7pt" style:font-size-complex="7pt"/>
    </style:style>
    <style:style style:name="P35" style:family="paragraph" style:parent-style-name="Text_20_body" style:list-style-name="L1">
      <style:text-properties officeooo:rsid="006fd079" officeooo:paragraph-rsid="006fd079"/>
    </style:style>
    <style:style style:name="P36" style:family="paragraph" style:parent-style-name="Text_20_body" style:list-style-name="L1">
      <style:text-properties officeooo:rsid="006fd079" officeooo:paragraph-rsid="0099c545"/>
    </style:style>
    <style:style style:name="P37" style:family="paragraph" style:parent-style-name="Heading_20_1" style:master-page-name="First_20_Page">
      <style:paragraph-properties fo:text-align="center" style:justify-single-word="false" style:page-number="auto"/>
      <style:text-properties officeooo:rsid="006eb072" officeooo:paragraph-rsid="006eb072"/>
    </style:style>
    <style:style style:name="P38" style:family="paragraph" style:parent-style-name="Heading_20_2">
      <style:paragraph-properties fo:text-align="center" style:justify-single-word="false"/>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officeooo:rsid="00743e2d" officeooo:paragraph-rsid="00743e2d"/>
    </style:style>
    <style:style style:name="P41" style:family="paragraph" style:parent-style-name="Heading_20_3" style:master-page-name="Standard">
      <style:paragraph-properties style:page-number="auto"/>
    </style:style>
    <style:style style:name="T1" style:family="text">
      <style:text-properties officeooo:rsid="00995146"/>
    </style:style>
    <style:style style:name="T2" style:family="text">
      <style:text-properties fo:font-weight="bold" style:font-weight-asian="bold"/>
    </style:style>
    <style:style style:name="T3" style:family="text">
      <style:text-properties fo:font-weight="bold" officeooo:rsid="0072aa87" style:font-weight-asian="bold" style:font-weight-complex="bold"/>
    </style:style>
    <style:style style:name="T4" style:family="text">
      <style:text-properties fo:font-weight="bold" officeooo:rsid="00717e4a" style:font-weight-asian="bold" style:font-weight-complex="bold"/>
    </style:style>
    <style:style style:name="T5" style:family="text">
      <style:text-properties style:font-name="Fira Sans1" fo:font-size="8pt" fo:language="en" fo:country="US" style:font-size-asian="8pt" style:font-size-complex="8pt"/>
    </style:style>
    <style:style style:name="T6" style:family="text">
      <style:text-properties style:font-name="Fira Sans1" fo:font-size="8pt" fo:language="en" fo:country="US" fo:font-weight="bold" style:font-size-asian="8pt" style:font-weight-asian="bold" style:font-size-complex="8pt"/>
    </style:style>
    <style:style style:name="T7" style:family="text">
      <style:text-properties style:font-name="Fira Sans1" fo:font-size="8pt" style:font-size-asian="8pt" style:font-size-complex="8pt"/>
    </style:style>
    <style:style style:name="T8" style:family="text">
      <style:text-properties style:font-name="Fira Sans1" fo:font-size="8pt" fo:font-weight="bold" style:font-size-asian="8pt" style:font-weight-asian="bold" style:font-size-complex="8pt"/>
    </style:style>
    <style:style style:name="T9" style:family="text">
      <style:text-properties officeooo:rsid="0093ac86"/>
    </style:style>
    <style:style style:name="T10" style:family="text">
      <style:text-properties officeooo:rsid="008b03c6"/>
    </style:style>
    <style:style style:name="T11" style:family="text">
      <style:text-properties officeooo:rsid="00701332"/>
    </style:style>
    <style:style style:name="T12" style:family="text">
      <style:text-properties officeooo:rsid="0079f24b"/>
    </style:style>
    <style:style style:name="T13" style:family="text">
      <style:text-properties officeooo:rsid="006a5e6a"/>
    </style:style>
    <style:style style:name="T14" style:family="text">
      <style:text-properties officeooo:rsid="0068cc68"/>
    </style:style>
    <style:style style:name="T15" style:family="text">
      <style:text-properties officeooo:rsid="007f7019"/>
    </style:style>
    <style:style style:name="T16" style:family="text">
      <style:text-properties officeooo:rsid="00679aa0"/>
    </style:style>
    <style:style style:name="T17" style:family="text">
      <style:text-properties officeooo:rsid="00660871"/>
    </style:style>
    <style:style style:name="T18" style:family="text">
      <style:text-properties officeooo:rsid="0060e590"/>
    </style:style>
    <style:style style:name="T19" style:family="text">
      <style:text-properties officeooo:rsid="006eb072"/>
    </style:style>
    <style:style style:name="T20" style:family="text">
      <style:text-properties officeooo:rsid="0072aa87"/>
    </style:style>
    <style:style style:name="T21" style:family="text">
      <style:text-properties fo:font-style="italic" style:font-style-asian="italic" style:font-style-complex="italic"/>
    </style:style>
    <style:style style:name="T22" style:family="text">
      <style:text-properties style:text-position="0% 100%" style:font-name="Fira Sans"/>
    </style:style>
    <style:style style:name="T23" style:family="text">
      <style:text-properties officeooo:rsid="00743e2d"/>
    </style:style>
    <style:style style:name="T24" style:family="text">
      <style:text-properties officeooo:rsid="00717e4a"/>
    </style:style>
    <style:style style:name="T25" style:family="text">
      <style:text-properties officeooo:rsid="007ba53c"/>
    </style:style>
    <style:style style:name="T26" style:family="text">
      <style:text-properties officeooo:rsid="00518f12"/>
    </style:style>
    <style:style style:name="T27" style:family="text">
      <style:text-properties officeooo:rsid="007bfbf6"/>
    </style:style>
    <style:style style:name="T28" style:family="text">
      <style:text-properties officeooo:rsid="00851178"/>
    </style:style>
    <style:style style:name="T29" style:family="text">
      <style:text-properties officeooo:rsid="008657d5"/>
    </style:style>
    <style:style style:name="T30" style:family="text">
      <style:text-properties officeooo:rsid="0087ac1c"/>
    </style:style>
    <style:style style:name="T31" style:family="text">
      <style:text-properties officeooo:rsid="009002aa"/>
    </style:style>
    <style:style style:name="T32" style:family="text">
      <style:text-properties officeooo:rsid="0099c545"/>
    </style:style>
    <style:style style:name="T33" style:family="text">
      <style:text-properties officeooo:rsid="009b27f7"/>
    </style:style>
    <style:style style:name="T34" style:family="text">
      <style:text-properties officeooo:rsid="009e916f"/>
    </style:style>
    <style:style style:name="T35" style:family="text">
      <style:text-properties officeooo:rsid="009fe5a2"/>
    </style:style>
    <style:style style:name="T36" style:family="text">
      <style:text-properties officeooo:rsid="00a432a1"/>
    </style:style>
    <style:style style:name="T37" style:family="text">
      <style:text-properties officeooo:rsid="00a808c7"/>
    </style:style>
    <style:style style:name="T38" style:family="text">
      <style:text-properties officeooo:rsid="00ad728f"/>
    </style:style>
    <style:style style:name="T39" style:family="text">
      <style:text-properties officeooo:rsid="00b0c826"/>
    </style:style>
    <style:style style:name="T40" style:family="text">
      <style:text-properties officeooo:rsid="00b2c0a7"/>
    </style:style>
    <style:style style:name="fr1" style:family="graphic" style:parent-style-name="Frame">
      <style:graphic-properties style:wrap="none" style:vertical-pos="from-top" style:vertical-rel="page" style:horizontal-pos="from-left" style:horizontal-rel="page" fo:padding-left="0.7cm" fo:padding-right="0.7cm" fo:padding-top="0.15cm" fo:padding-bottom="0.15cm" fo:border="1.5pt solid #0000ff" style:shadow="none" draw:shadow-opacity="100%"/>
    </style:style>
    <style:style style:name="fr2" style:family="graphic" style:parent-style-name="Frame">
      <style:graphic-properties style:wrap="none" style:vertical-pos="top" style:vertical-rel="paragraph-content" style:horizontal-pos="center" style:horizontal-rel="paragraph" fo:padding-left="0.7cm" fo:padding-right="0.7cm" fo:padding-top="0.15cm" fo:padding-bottom="0.15cm" fo:border="1.5pt solid #ff0000" style:shadow="none" draw:shadow-opacity="100%"/>
    </style:style>
    <style:style style:name="fr3"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Πλαίσιο1" text:anchor-type="page" text:anchor-page-number="1" svg:x="2cm" svg:y="21.458cm" svg:width="17cm" draw:z-index="1">
        <draw:text-box fo:min-height="0.75cm">
          <text:p text:style-name="P13">Η Έκθεση αυτή βασίστηκε στα στοιχεία που κατέγραψ<text:span text:style-name="T37">ε</text:span> και απέστειλ<text:span text:style-name="T37">ε ένας μεγάλος αριθμός</text:span> επαγγελματιών υγείας που, συχνά σε πολύ δύσκολες συνθήκες, παρέχουν φροντίδα υγείας στους χώρους φιλοξενίας προσφύγων/μεταναστών.</text:p>
          <text:p text:style-name="P13">Ευχαριστούμε για την πολύτιμη συμβολή στην επιδημιολογική επιτήρηση και στην απόκτηση εικόνας για τη νοσηρότητα που επικρατεί, απαραίτητο στοιχείο για να ληφθούν μέτρα προάσπισης της δημόσιας υγείας.</text:p>
        </draw:text-box>
      </draw:frame>
      <text:h text:style-name="P37" text:outline-level="1">Εβδομαδιαία Έκθεση επιδημιολογικής επιτήρησης σε σημεία φροντίδας υγείας προσφύγων/μεταναστών</text:h>
      <text:h text:style-name="P38" text:outline-level="2">Εβδομάδα <text:span text:style-name="T19">\Sexpr{tgtweek%%100}</text:span>/<text:span text:style-name="T19">\Sexpr{tgtweek%/%100}</text:span> (<text:span text:style-name="T19">\Sexpr{tgtweekR}</text:span>)</text:h>
      <text:p text:style-name="P12"><draw:frame draw:style-name="fr2" draw:name="Πλαίσιο2" text:anchor-type="paragraph" svg:width="17cm" draw:z-index="0"><draw:text-box fo:min-height="0.75cm"><text:h text:style-name="Heading_20_3" text:outline-level="3">ΣΥΝΟΨΗ</text:h><text:p text:style-name="Text_20_body">Το σύστημα επιτήρησης σε σημεία φροντίδας προσφύγων/μεταναστών, κατά την εβδομάδα \Sexpr{tgtweek%%100}/\Sexpr{tgtweek%/%100} (\Sexpr{tgtweekR}) έλαβε δεδομένα από \Sexpr{NcampsW} Κέντρα Φιλοξενίας σε σύνολο \Sexpr{nrow(camps)} Κέντρων που μετέχουν στο σύστημα (ποσοστό \Sexpr{round(100*NcampsW/nrow(camps))}%). </text:p><text:p text:style-name="P11">Κατά την εβδομάδα αυτή, η παρατηρούμενη νοσηρότητα... <text:span text:style-name="T31">[συμπληρώστε εδώ]</text:span>:</text:p><text:list xml:id="list8187369963780652807" text:style-name="L1"><text:list-item><text:p text:style-name="P35">[συμπληρώστε εδώ]</text:p></text:list-item><text:list-item><text:p text:style-name="P36">Δεν δηλώθηκε κανένα περιστατικό <text:span text:style-name="T32">από τα εξής σύνδρομα/καταστάσεις: [7] Ελονοσία (με θετικό ταχύ τεστ), [8] Υποψία διφθερίτιδας, αναπνευστικής ή δερματικής, [9] Ίκτερος με οξεία έναρξη, [10] Εκδηλώσεις παράλυσης με οξεία έναρξη, [11] Μηνιγγίτιδα ή/και εγκεφαλίτιδα, [12] Αιμορραγικές εκδηλώσεις με πυρετό, [13] Σήψη ή σοκ (σηπτικό, άγνωστης αιτιολογίας), [14] Θάνατος άγνωστης αιτιολογίας.</text:span></text:p></text:list-item></text:list></draw:text-box></draw:frame></text:p>
      <text:p text:style-name="P12"/>
      <text:h text:style-name="P41" text:outline-level="3">Α. Πληροφορίες από το σύστημα επιδημιολογικής επιτήρησης σε σημεία φροντίδας υγείας προσφύγων/μεταναστών</text:h>
      <text:p text:style-name="Text_20_body">Κατά την εβδομάδα \Sexpr{tgtweek%%100}/\Sexpr{tgtweek%/%100} (\Sexpr{tgtweekR}), λειτούργησαν στην Ελλάδα XX Κέντρα Φιλοξενίας Προσφύγων/Μεταναστών (ΚΦΠΜ), από τα οποία \Sexpr{nrow(camps)} μετέχουν στο σύστημα επιτήρησης και \Sexpr{NcampsW} απέστειλαν τουλάχιστον μια φορά δεδομένα αυτή την εβδομάδα (ποσοστό \Sexpr{round(100*NcampsW/nrow(camps))}%). Η ένταξη των κέντρων στο σύστημα επιτήρησης συνεχίζεται.</text:p>
      <text:p text:style-name="P11">Στον πίνακα 1 παρουσιάζονται συνοπτικά στοιχεία της νοσηρότητας που εμφανίστηκε στους χώρους φιλοξενίας προσφύγων/μεταναστών, <text:span text:style-name="T20">σε σχέση με την αναμενόμενη νοσηρότητα βάσει των προηγούμενων εβδομάδων.</text:span></text:p>
      <text:p text:style-name="P11">Στα γραφήματα 1 έως 5 παρουσιάζεται η διαχρονική εξέλιξη της νοσηρότητας που οφείλεται στα πιο συχνά σύνδρομα ή καταστάσεις που επιτηρούνται (για τα υπόλοιπα, λόγω των μικρών αριθμών, η γραφική απεικόνιση δεν προσφέρει χρήσιμες πληροφορίες).</text:p>
      <text:p text:style-name="P14">Σημείωση. Τα στοιχεία που παρουσιάζονται εδώ μπορεί να τροποποιηθούν στο μέλλον, με τον συνυπολογισμό δηλώσεων που η αποστολή τους έγινε καθυστερημένα.</text:p>
      <text:p text:style-name="Text_20_body"><text:span text:style-name="T4">Πίνακας </text:span><text:span text:style-name="T3">1</text:span><text:span text:style-name="T4">:</text:span><text:span text:style-name="T24"> Αριθμός επισκέψεων, αναλογική νοσηρότητα και στατιστικά σήματα ειδοποίησης/ εγρήγορσης ανά ε</text:span>πιτηρούμενο σύνδρομο/κατάσταση υγείας, σύνολο κέντρων φιλοξενίας της χώρας που δήλωσαν, εβδομάδα \Sexpr{tgtweek%%100}/\Sexpr{tgtweek%/%100} (\Sexpr{tgtweekR}).</text:p>
      <text:p text:style-name="Text_20_body">&lt;&lt;Table1, echo=FALSE, results=xml&gt;&gt;=</text:p>
      <text:p text:style-name="P22">options("OutDec"=",")</text:p>
      <text:p text:style-name="P24">tb1 &lt;- makeTable1(lang, <text:span text:style-name="T28">wkly=TRUE</text:span>)[,1:5]</text:p>
      <text:p text:style-name="P19">tb<text:span text:style-name="T25">1</text:span>Styles &lt;- tableStyles(<text:span text:style-name="T25">tb1</text:span>, useRowNames=FALSE, header=colnames(<text:span text:style-name="T25">tb1</text:span>))</text:p>
      <text:p text:style-name="P20">tb<text:span text:style-name="T25">1</text:span>Styles$header[tb<text:span text:style-name="T25">1</text:span>Styles$header=="MyCenteredNormal"] &lt;- "MyCentered<text:span text:style-name="T32">X</text:span>Small"</text:p>
      <text:p text:style-name="P20">tb1Styles$text[tb1Styles$text=="MyCenteredNormal"] &lt;- "MyCentered<text:span text:style-name="T32">X</text:span>Small"</text:p>
      <text:p text:style-name="P21">odfTable(<text:span text:style-name="T27">tb1</text:span>, useRowNames=FALSE, styles=t<text:span text:style-name="T26">b1S</text:span>tyles)</text:p>
      <text:p text:style-name="P23">@</text:p>
      <text:p text:style-name="P34">Σημειώσεις:</text:p>
      <text:p text:style-name="P34">- Αναλογική νοσηρότητα: ποσοστό επισκέψεων για το συγκεκριμένο σύνδρομο/κατάσταση επί του συνόλου των επισκέψεων (για κάθε αιτία).</text:p>
      <text:p text:style-name="P34">- Παρατηρούμενη αναλογική νοσηρότητα: αφορά την εβδομάδα της παρούσας <text:span text:style-name="T33">έ</text:span>κθεσης.</text:p>
      <text:p text:style-name="P34">- Αναμενόμενη αναλογική νοσηρότητα: α<text:span text:style-name="T37">ντανακλά την τάση των </text:span>προηγούμεν<text:span text:style-name="T37">ων</text:span> 4 εβδομάδ<text:span text:style-name="T37">ων</text:span>.</text:p>
      <text:p text:style-name="P34">- Z-score: διαφορά της παρατηρούμενης από την αναμενόμενη αναλογική νοσηρότητα, εκφρασμένη σε αριθμό σταθερών αποκλίσεων (Z-score &gt; 2: “στατιστικ<text:span text:style-name="T33">ώς</text:span> σημαντικά” μεγαλύτερη παρατηρούμενη νοσηρότητα από αναμενόμενη).</text:p>
      <text:p text:style-name="P33">Διαχρονική τάση της αναλογικής νοσηρότητας για τα επιτηρούμενα σύνδρομα <text:span text:style-name="T20">και </text:span>καταστάσεις υγείας με τη μεγαλύτερη συχνότητα εμφάνισης στο σύνολο των κέντρων φιλοξενίας προσφύγων/μεταναστών <text:span text:style-name="T40">που μετέχουν στο σύστημα επιτήρησης</text:span></text:p>
      <text:p text:style-name="P10">&lt;&lt;diag<text:span text:style-name="T13">s1</text:span>, echo = FALSE, results = xml&gt;&gt;=</text:p>
      <text:p text:style-name="P22">options("OutDec"=".")</text:p>
      <text:p text:style-name="P9">for (j in 1:<text:span text:style-name="T38">5</text:span>) {</text:p>
      <text:p text:style-name="P3">styles &lt;- getStyles()</text:p>
      <text:p text:style-name="P3">styles$paragraph &lt;- "My<text:span text:style-name="T14">Header</text:span>"</text:p>
      <text:p text:style-name="P3">setStyles(styles)</text:p>
      <text:p text:style-name="P6">cat(odfCat(sprintf(<text:span text:style-name="T15">"%s. %s"</text:span>, <text:span text:style-name="T16">j</text:span>, syndroDesc[<text:span text:style-name="T16">j</text:span>, lang])))</text:p>
      <text:p text:style-name="P3">styles &lt;- getStyles()</text:p>
      <text:p text:style-name="P3">styles$paragraph &lt;- "MyNormal"</text:p>
      <text:p text:style-name="P3">setStyles(styles)</text:p>
      <text:p text:style-name="P6">cat(odfCat(sprintf(alDayLabels[1, lang], <text:span text:style-name="T16">j</text:span>, syndroDesc[<text:span text:style-name="T16">j</text:span>, lang])))</text:p>
      <text:p text:style-name="P5"><text:span text:style-name="T17">cairo_ps</text:span>(<text:span text:style-name="T16">sprintf("fits%s.ps", j)</text:span>, width=<text:span text:style-name="T17">9.8</text:span>, height=<text:span text:style-name="T17">5.5</text:span>, <text:span text:style-name="T17">pointsize=12</text:span>)</text:p>
      <text:p text:style-name="P5">plotOne(fits[[<text:span text:style-name="T16">j</text:span>]], <text:span text:style-name="T18">lang=lang, stoptgt=TRUE</text:span>)</text:p>
      <text:p text:style-name="P5">dev.off()</text:p>
      <text:p text:style-name="P5"><text:span text:style-name="T11">cat(</text:span>odfInsertPlot(<text:span text:style-name="T16">sprintf("fits%s.ps", j)</text:span>, height=3.8, width=3.8*<text:span text:style-name="T36">9.8</text:span>/<text:span text:style-name="T36">5.5</text:span>, <text:span text:style-name="T12">externalFile=TRUE))</text:span></text:p>
      <text:p text:style-name="P7">file.remove(<text:span text:style-name="T16">sprintf("fits%s.ps", j)</text:span>)</text:p>
      <text:p text:style-name="P4"><text:span text:style-name="T9">if (j %% 2 == 0 &amp;&amp; j!=6) cat(as.character(</text:span>odfPageBreak()<text:span text:style-name="T10">))</text:span></text:p>
      <text:p text:style-name="P8">}</text:p>
      <text:p text:style-name="P3">styles &lt;- getStyles()</text:p>
      <text:p text:style-name="P3">styles$paragraph &lt;- "My<text:span text:style-name="T13">CenteredNormal</text:span>"</text:p>
      <text:p text:style-name="P2">setStyles(styles)</text:p>
      <text:p text:style-name="P10">@</text:p>
      <text:h text:style-name="P40" text:outline-level="2">Β. Πρόσθετες πληροφορίες και παρεμβάσεις που έγιναν</text:h>
      <text:p text:style-name="P18">[ [ Συμπληρώστε εδώ τυχόν παρεμβάσεις ] ]</text:p>
      <text:p text:style-name="P15"><text:span text:style-name="T29">Κατά την εβδομάδα αυτή δεν</text:span> δηλώθηκε κανένα περιστατικό των συνδρόμων/καταστάσεων Νο. 7 έως 14 (βλέπε πίνακα).</text:p>
      <text:p text:style-name="P15"/>
      <text:h text:style-name="P39" text:outline-level="2"><text:span text:style-name="T23">Γ. </text:span>Μεθοδολογία</text:h>
      <text:p text:style-name="P15">Το σύστημα επιδημιολογικής επιτήρησης σε σημεία φροντίδας υγείας προσφύγων/μεταναστών λειτουργεί <text:span text:style-name="T34">με την παρούσα μορφή </text:span>από <text:span text:style-name="T34">τις 16 Μαϊου 2016 (και πιλοτικά από </text:span>τον Απρίλιο 2016<text:span text:style-name="T34">)</text:span> με καθημερινή συλλογή επιδημιολογικών δεδομένων για επιλεγμένα σύνδρομα/καταστάσεις υγείας που έχουν σημασία από πλευράς δημόσιας υγείας. Τα 14 σύνδρομα ή καταστάσεις υγείας που επιτηρούνται παρουσιάζονται στον Πίνακα 1.</text:p>
      <text:p text:style-name="P16">Τα δεδομένα που καταγράφονται αφορούν επισκέψεις που έγιναν στους χώρους παροχής υπηρεσιών πρωτοβάθμιας περίθαλψης στα κέντρα φιλοξενίας προσφύγων/μεταναστών (ΚΦΠΜ) για καθένα από τα σύνδρομα/καταστάσεις που επιτηρούνται. Για τα σύνδρομα Νο. 1 έως 5, <text:span text:style-name="T34">που αντιπροσωπεύουν τα σύνδρομα με τη μεγαλύτερη συχνότητα εμφάνισης,</text:span> συλλέγονται αθροιστικά στοιχεία (δηλ. αριθμός επισκέψεων <text:span text:style-name="T34">χωρίς πρόσθετες πληροφορίες</text:span>), ενώ για τα Νο. 6 έως 14 συλλέγονται και ορισμένες σημαντικές ατομικές πληροφορίες για <text:span text:style-name="T34">κάθε</text:span> ασθεν<text:span text:style-name="T34">ή</text:span>. <text:span text:style-name="T37">Επιπλέον, ατομικές πληροφορίες για κάθε ασθενή συλλέγονται για τα περιστατικά με κλινική υποψία ιλαράς, ερυθράς, παρωτίτιδας και ανεμοβλογιάς.</text:span></text:p>
      <text:p text:style-name="P16">Τα στοιχεία αποστέλλονται καθημερινά στο Τμήμα Επιδημιολογικής Επιτήρησης του ΚΕΕΛΠΝΟ από τους ιατρούς, νοσηλευτές <text:span text:style-name="T37">και άλλους επαγγελματίες υγείας</text:span> των Φορέων και Μη Κυβερνητικών Οργανώσεων που στελεχώνουν τα ιατρεία των ΚΦΠΜ. </text:p>
      <text:p text:style-name="P17">Τα δεδομένα κάθε 24ώρου αναλύονται την επόμενη ημέρα και υπολογίζεται ο δείκτης αναλογικής νοσηρότητας (<text:span text:style-name="T34">ποσοστό</text:span> επισκέψεων για καθένα από τα σύνδρομα/καταστάσεις που επιτηρούνται <text:span text:style-name="T34">επί του</text:span> συνολικ<text:span text:style-name="T34">ού</text:span> αριθμ<text:span text:style-name="T34">ού</text:span> επισκέψεων, δηλ. το<text:span text:style-name="T34">υ</text:span> αριθμ<text:span text:style-name="T34">ού</text:span> επισκέψεων για οποιοδήποτε αιτία). Η ανάλυση αυτή γίνεται τόσο για το σύνολο των κέντρων φιλοξενίας που μετέχουν στο σύστημα, όσο και για το κάθε κέντρο χωριστά. <text:span text:style-name="T39">Επιπλέον, γίνεται ανάλυση εβδομαδιαίων δεδομένων (βλέπε Πίνακα 1).</text:span></text:p>
      <text:p text:style-name="P16">Ο δείκτης αναλογικής νοσηρότητας (<text:span text:style-name="T21">παρατηρούμενη</text:span> αναλογική νοσηρότητα) συγκρίνεται με την <text:span text:style-name="T21">αναμενόμενη</text:span> αναλογική νοσηρότητα, η οποία υπολογίζεται βάσει συγκεκριμένου στατιστικού <text:span text:style-name="T35">μοντέλου</text:span><text:span text:style-name="T22"><text:note text:id="ftn1" text:note-class="footnote"><text:note-citation text:label="*">*</text:note-citation><text:note-body><text:p text:style-name="Footnote">Η αναμενόμενη αναλογική νοσηρότητα υπολογίζεται με τη χρήση μοντέλου παλινδρόμησης quasi-Poisson (Farrington et al, 1996). Οι μακροχρόνιες τάσεις ενσωματώνονται στο μοντέλο με τη χρήση natural cubic spline <text:span text:style-name="T34">(με κόμβο κάθε 4 εβδομάδες)</text:span>, ενώ απορρίπτονται οι ακραίες τιμές (Z-score &gt; 3) και –<text:span text:style-name="T34">εφ'όσον κριθεί απαραίτητο– όσες</text:span> αντιστοιχούν σε επιβεβαιωμένη επιδημική δραστηριότητα.</text:p></text:note-body></text:note></text:span>. <text:span text:style-name="T37">Η αναμενόμενη αναλογική νοσηρότητα αντανακλά την τάση των προηγούμενων 4 εβδομάδων, ενώ για τον προσδιορισμό του ορίου ειδοποίησης λαμβάνεται υπόψη η διασπορά των τιμών αναλογικής νοσηρότητας του συνόλου των ημερήσιων καταγραφών από 16/5/2016. </text:span>Παρατηρούμενη αναλογική νοσηρότητα μεγαλύτερη της αναμενόμενης <text:span text:style-name="T34">περισσότερο από</text:span> 2 σταθερές αποκλίσεις (Ζ-score &gt; 2), ισοδυναμεί με «σήμα <text:span text:style-name="T30">ειδοποίησης</text:span>». «Σήμα <text:span text:style-name="T30">ειδοποίησης</text:span>» που εμφανίζεται <text:span text:style-name="T34">για τουλάχιστον </text:span>δύο διαδοχικές ημέρες ισοδυναμεί με «σήμα ε<text:span text:style-name="T30">γρήγορσης</text:span>». Τα σήματα αξιολογούνται από πλευράς σημασίας για τη δημόσια υγεία και, εφόσον κριθεί αναγκαίο, γίνεται περαιτέρω διερεύνησή τους και –ανάλογα με την περίπτωση– μπορεί να οργανωθεί παρέμβαση με τη λήψη μέτρων δημόσιας υγείας. </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style-name="Κανονικά" style:font-family-generic="swiss" style:font-pitch="variable" fo:font-size="10pt" fo:font-weight="normal"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0%" fo:text-align="justify" style:justify-single-word="false" style:page-number="auto"/>
      <style:text-properties style:font-name="Fira Sans" fo:font-family="'Fira Sans'" style:font-style-name="Κανονικά" style:font-family-generic="swiss" style:font-pitch="variable" fo:font-size="10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2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style:shadow="none" text:number-lines="false" text:line-number="0"/>
      <style:text-properties style:font-name="Fira Sans" fo:font-family="'Fira Sans'" style:font-style-name="Κανονικά"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Πίνακας10" style:family="table">
      <style:table-properties style:width="17.2cm" fo:margin-top="0cm" fo:margin-bottom="0cm" table:align="center" style:writing-mode="lr-tb"/>
    </style:style>
    <style:style style:name="Πίνακας10.A" style:family="table-column">
      <style:table-column-properties style:column-width="0.984cm"/>
    </style:style>
    <style:style style:name="Πίνακας10.B" style:family="table-column">
      <style:table-column-properties style:column-width="7.595cm"/>
    </style:style>
    <style:style style:name="Πίνακας10.C" style:family="table-column">
      <style:table-column-properties style:column-width="5.704cm"/>
    </style:style>
    <style:style style:name="Πίνακας10.D" style:family="table-column">
      <style:table-column-properties style:column-width="2.916cm"/>
    </style:style>
    <style:style style:name="Πίνακας10.1" style:family="table-row">
      <style:table-row-properties style:min-row-height="1.099cm" fo:keep-together="auto"/>
    </style:style>
    <style:style style:name="Πίνακας10.A1" style:family="table-cell">
      <style:table-cell-properties style:vertical-align="middle" fo:padding-left="0.199cm" fo:padding-right="0.191cm" fo:padding-top="0cm" fo:padding-bottom="0cm" fo:border-left="none" fo:border-right="none" fo:border-top="none" fo:border-bottom="0.5pt solid #00000a"/>
    </style:style>
    <style:style style:name="Πίνακας10.B1" style:family="table-cell">
      <style:table-cell-properties style:vertical-align="middle" fo:background-color="transparent" fo:padding-left="0.199cm" fo:padding-right="0.191cm" fo:padding-top="0cm" fo:padding-bottom="0cm" fo:border-left="none" fo:border-right="0.5pt solid #00000a" fo:border-top="none" fo:border-bottom="0.5pt solid #00000a">
        <style:background-image/>
      </style:table-cell-properties>
    </style:style>
    <style:style style:name="Πίνακας10.C1"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Πίνακας10.D1" style:family="table-cell">
      <style:table-cell-properties style:vertical-align="middle" fo:background-color="transparent" fo:padding-left="0.199cm" fo:padding-right="0.191cm" fo:padding-top="0cm" fo:padding-bottom="0cm" fo:border-left="0.5pt solid #00000a" fo:border-right="none" fo:border-top="none" fo:border-bottom="0.5pt solid #00000a">
        <style:background-image/>
      </style:table-cell-properties>
    </style:style>
    <style:style style:name="MP1" style:family="paragraph" style:parent-style-name="Text_20_body">
      <style:paragraph-properties fo:text-align="center" style:justify-single-word="false"/>
    </style:style>
    <style:style style:name="MP2"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MP3"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4" style:family="paragraph" style:parent-style-name="Header">
      <style:paragraph-properties fo:margin-left="-0.101cm" fo:margin-right="-0.101cm" fo:margin-top="0cm" fo:margin-bottom="0cm" loext:contextual-spacing="false" fo:line-height="0.282cm" fo:text-indent="0cm" style:auto-text-indent="false">
        <style:tab-stops>
          <style:tab-stop style:position="14.651cm" style:type="right"/>
        </style:tab-stops>
      </style:paragraph-properties>
      <style:text-properties style:font-name="Fira Sans1" fo:font-size="8pt" officeooo:paragraph-rsid="00a7a9c9" style:font-size-asian="8pt" style:font-size-complex="8pt"/>
    </style:style>
    <style:style style:name="MP5" style:family="paragraph" style:parent-style-name="Header">
      <style:paragraph-properties fo:margin-left="-0.101cm" fo:margin-right="-0.101cm" fo:margin-top="0cm" fo:margin-bottom="0cm" loext:contextual-spacing="false" fo:text-indent="0cm" style:auto-text-indent="false"/>
      <style:text-properties style:font-name="Fira Sans1" fo:font-size="8pt" officeooo:paragraph-rsid="00a7a9c9" style:font-size-asian="8pt" style:font-size-complex="8pt"/>
    </style:style>
    <style:style style:name="MP6"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7" style:family="paragraph" style:parent-style-name="Header">
      <style:paragraph-properties fo:margin-left="0.15cm" fo:margin-right="-0.101cm" fo:margin-top="0cm" fo:margin-bottom="0cm" loext:contextual-spacing="false" fo:text-indent="0cm" style:auto-text-indent="false"/>
      <style:text-properties officeooo:paragraph-rsid="00a7a9c9"/>
    </style:style>
    <style:style style:name="MP8"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9" style:family="paragraph" style:parent-style-name="Standard">
      <style:text-properties fo:font-size="6pt" officeooo:paragraph-rsid="00a7a9c9" style:font-size-asian="5.25pt" style:font-size-complex="6pt"/>
    </style:style>
    <style:style style:name="MT1" style:family="text">
      <style:text-properties officeooo:rsid="00995146"/>
    </style:style>
    <style:style style:name="MT2" style:family="text">
      <style:text-properties fo:font-weight="bold" style:font-weight-asian="bold"/>
    </style:style>
    <style:style style:name="MT3" style:family="text">
      <style:text-properties style:font-name="Fira Sans1" fo:font-size="8pt" fo:language="en" fo:country="US" style:font-size-asian="8pt" style:font-size-complex="8pt"/>
    </style:style>
    <style:style style:name="MT4" style:family="text">
      <style:text-properties style:font-name="Fira Sans1" fo:font-size="8pt" style:font-size-asian="8pt" style:font-size-complex="8pt"/>
    </style:style>
    <style:style style:name="MT5" style:family="text">
      <style:text-properties style:font-name="Fira Sans1" fo:font-size="8pt" fo:font-weight="bold" style:font-size-asian="8pt" style:font-weight-asian="bold" style:font-size-complex="8pt"/>
    </style:style>
    <style:style style:name="MT6" style:family="text">
      <style:text-properties style:font-name="Fira Sans1" fo:font-size="8pt" fo:language="en" fo:country="US" fo:font-weight="bold" style:font-size-asian="8pt" style:font-weight-asian="bold" style:font-size-complex="8pt"/>
    </style:style>
    <style:style style:name="M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page-layout>
  </office:automatic-styles>
  <office:master-styles>
    <style:master-page style:name="Standard" style:page-layout-name="Mpm1">
      <style:footer>
        <text:p text:style-name="MP1">- <text:page-number text:select-page="current">3</text:page-number><text:span text:style-name="MT1"> -</text:span></text:p>
      </style:footer>
    </style:master-page>
    <style:master-page style:name="First_20_Page" style:display-name="First Page" style:page-layout-name="Mpm2" style:next-style-name="Standard">
      <style:header>
        <table:table table:name="Πίνακας10" table:style-name="Πίνακας10">
          <table:table-column table:style-name="Πίνακας10.A"/>
          <table:table-column table:style-name="Πίνακας10.B"/>
          <table:table-column table:style-name="Πίνακας10.C"/>
          <table:table-column table:style-name="Πίνακας10.D"/>
          <table:table-row table:style-name="Πίνακας10.1">
            <table:table-cell table:style-name="Πίνακας10.A1" office:value-type="string">
              <text:p text:style-name="MP2"><draw:frame draw:style-name="Mfr1" draw:name="Εικόνα 1" text:anchor-type="as-char" svg:y="-0.728cm" svg:width="0.938cm" svg:height="0.728cm" draw:z-index="2"><draw:image xlink:href="Pictures/10000201000000F2000000A858976B7D2B038E4D.png" xlink:type="simple" xlink:show="embed" xlink:actuate="onLoad"/></draw:frame></text:p>
            </table:table-cell>
            <table:table-cell table:style-name="Πίνακας10.B1" office:value-type="string">
              <text:p text:style-name="MP3">ΥΠΟΥΡΓΕΙΟ ΥΓΕΙΑΣ</text:p>
              <text:p text:style-name="MP4">Κέντρο Ελέγχου και Πρόληψης Νοσημάτων (ΚΕΕΛΠΝΟ)</text:p>
              <text:p text:style-name="MP5">Τμήμα Επιδημιολογικής Επιτήρησης και Παρέμβασης</text:p>
            </table:table-cell>
            <table:table-cell table:style-name="Πίνακας10.C1" office:value-type="string">
              <text:p text:style-name="MP6">Για επικοινωνία: </text:p>
              <text:p text:style-name="MP6">Τηλ:<text:span text:style-name="MT2"> 210 5212 054, <text:s/></text:span>Φαξ:<text:span text:style-name="MT2"> 210 8818 868</text:span></text:p>
              <text:p text:style-name="MP7"><text:span text:style-name="MT3">E</text:span><text:span text:style-name="MT4">-</text:span><text:span text:style-name="MT3">mail</text:span><text:span text:style-name="MT4">:</text:span><text:span text:style-name="MT5"> </text:span><text:a xlink:type="simple" xlink:href="mailto:epid@keelpno.gr" text:style-name="Internet_20_link" text:visited-style-name="Visited_20_Internet_20_Link"><text:span text:style-name="MT6">epid</text:span></text:a><text:a xlink:type="simple" xlink:href="mailto:epid@keelpno.gr" text:style-name="Internet_20_link" text:visited-style-name="Visited_20_Internet_20_Link"><text:span text:style-name="MT5">@</text:span></text:a><text:a xlink:type="simple" xlink:href="mailto:epid@keelpno.gr" text:style-name="Internet_20_link" text:visited-style-name="Visited_20_Internet_20_Link"><text:span text:style-name="MT6">keelpno</text:span></text:a><text:a xlink:type="simple" xlink:href="mailto:epid@keelpno.gr" text:style-name="Internet_20_link" text:visited-style-name="Visited_20_Internet_20_Link"><text:span text:style-name="MT5">.</text:span></text:a><text:a xlink:type="simple" xlink:href="mailto:epid@keelpno.gr" text:style-name="Internet_20_link" text:visited-style-name="Visited_20_Internet_20_Link"><text:span text:style-name="MT6">gr</text:span></text:a></text:p>
            </table:table-cell>
            <table:table-cell table:style-name="Πίνακας10.D1" office:value-type="string">
              <text:p text:style-name="MP8">(Επιδημιολογική επιτήρηση βάσει</text:p>
              <text:p text:style-name="MP8">του Ν. 3370/2005)</text:p>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dore Lytras</meta:initial-creator>
    <meta:creation-date>2016-06-24T00:15:22.075297558</meta:creation-date>
    <dc:date>2016-07-20T10:18:02.616760867</dc:date>
    <dc:creator>Theodore Lytras</dc:creator>
    <meta:editing-duration>PT7H11M</meta:editing-duration>
    <meta:editing-cycles>121</meta:editing-cycles>
    <meta:generator>LibreOffice/5.1.5.1$Linux_X86_64 LibreOffice_project/10m0$Build-1</meta:generator>
    <meta:document-statistic meta:table-count="1" meta:image-count="1" meta:object-count="0" meta:page-count="5" meta:paragraph-count="71" meta:word-count="971" meta:character-count="8035" meta:non-whitespace-character-count="7131"/>
  </office:meta>
</office:document-meta>
</file>